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Heading_20_1">
      <style:paragraph-properties fo:break-before="page"/>
      <style:text-properties officeooo:paragraph-rsid="0004da96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28. Find Missing Observations</text:h>
      <text:p text:style-name="P3">You have observations of <text:span text:style-name="Source_20_Text"><text:span text:style-name="T1">n + m</text:span></text:span> <text:span text:style-name="Strong_20_Emphasis"><text:span text:style-name="T2">6-sided</text:span></text:span> dice rolls with each face numbered from <text:span text:style-name="Source_20_Text"><text:span text:style-name="T1">1</text:span></text:span> to <text:span text:style-name="Source_20_Text"><text:span text:style-name="T1">6</text:span></text:span>. <text:span text:style-name="Source_20_Text"><text:span text:style-name="T1">n</text:span></text:span> of the observations went missing, and you only have the observations of <text:span text:style-name="Source_20_Text"><text:span text:style-name="T1">m</text:span></text:span> rolls. Fortunately, you have also calculated the <text:span text:style-name="Strong_20_Emphasis"><text:span text:style-name="T2">average value</text:span></text:span> of the <text:span text:style-name="Source_20_Text"><text:span text:style-name="T1">n + m</text:span></text:span> rolls.</text:p>
      <text:p text:style-name="P3">You are given an integer array <text:span text:style-name="Source_20_Text"><text:span text:style-name="T1">rolls</text:span></text:span> of length <text:span text:style-name="Source_20_Text"><text:span text:style-name="T1">m</text:span></text:span> where <text:span text:style-name="Source_20_Text"><text:span text:style-name="T1">rolls[i]</text:span></text:span> is the value of the <text:span text:style-name="Source_20_Text"><text:span text:style-name="T1">i</text:span></text:span><text:span text:style-name="Source_20_Text"><text:span text:style-name="T2">th</text:span></text:span> observation. You are also given the two integers <text:span text:style-name="Source_20_Text"><text:span text:style-name="T1">mean</text:span></text:span> and <text:span text:style-name="Source_20_Text"><text:span text:style-name="T1">n</text:span></text:span>.</text:p>
      <text:p text:style-name="P3">Return <text:span text:style-name="Emphasis"><text:span text:style-name="T2">an array of length </text:span></text:span><text:span text:style-name="Source_20_Text"><text:span text:style-name="T1">n</text:span></text:span><text:span text:style-name="Emphasis"><text:span text:style-name="T2"> containing the missing observations such that the </text:span></text:span><text:span text:style-name="Emphasis"><text:span text:style-name="Strong_20_Emphasis"><text:span text:style-name="T2">average value </text:span></text:span></text:span><text:span text:style-name="Emphasis"><text:span text:style-name="T2">of the </text:span></text:span><text:span text:style-name="Source_20_Text"><text:span text:style-name="T1">n + m</text:span></text:span><text:span text:style-name="Emphasis"><text:span text:style-name="T2"> rolls is </text:span></text:span><text:span text:style-name="Emphasis"><text:span text:style-name="Strong_20_Emphasis"><text:span text:style-name="T2">exactly</text:span></text:span></text:span><text:span text:style-name="Emphasis"><text:span text:style-name="T2"> </text:span></text:span><text:span text:style-name="Source_20_Text"><text:span text:style-name="T1">mean</text:span></text:span>. If there are multiple valid answers, return <text:span text:style-name="Emphasis"><text:span text:style-name="T2">any of them</text:span></text:span>. If no such array exists, return <text:span text:style-name="Emphasis"><text:span text:style-name="T2">an empty array</text:span></text:span>.</text:p>
      <text:p text:style-name="P3">The <text:span text:style-name="Strong_20_Emphasis"><text:span text:style-name="T2">average value</text:span></text:span> of a set of <text:span text:style-name="Source_20_Text"><text:span text:style-name="T1">k</text:span></text:span> numbers is the sum of the numbers divided by <text:span text:style-name="Source_20_Text"><text:span text:style-name="T1">k</text:span></text:span>.</text:p>
      <text:p text:style-name="P3">Note that <text:span text:style-name="Source_20_Text"><text:span text:style-name="T1">mean</text:span></text:span> is an integer, so the sum of the <text:span text:style-name="Source_20_Text"><text:span text:style-name="T1">n + m</text:span></text:span> rolls should be divisible by <text:span text:style-name="Source_20_Text"><text:span text:style-name="T1">n + m</text:span></text:span>.</text:p>
      <text:p text:style-name="P3"> 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rolls = [3,2,4,3], mean = 4, n = 2</text:p>
      <text:p text:style-name="P2"><text:span text:style-name="Strong_20_Emphasis"><text:span text:style-name="T2">Output:</text:span></text:span> [6,6]</text:p>
      <text:p text:style-name="P1"><text:span text:style-name="Strong_20_Emphasis"><text:span text:style-name="T2">Explanation:</text:span></text:span> The mean of all n + m rolls is (3 + 2 + 4 + 3 + 6 + 6) / 6 = 4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rolls = [1,5,6], mean = 3, n = 4</text:p>
      <text:p text:style-name="P2"><text:span text:style-name="Strong_20_Emphasis"><text:span text:style-name="T2">Output:</text:span></text:span> [2,3,2,2]</text:p>
      <text:p text:style-name="P1"><text:span text:style-name="Strong_20_Emphasis"><text:span text:style-name="T2">Explanation:</text:span></text:span> The mean of all n + m rolls is (1 + 5 + 6 + 2 + 3 + 2 + 2) / 7 = 3.</text:p>
      <text:p text:style-name="P3"><text:span text:style-name="Strong_20_Emphasis"><text:span text:style-name="T2">Example 3:</text:span></text:span></text:p>
      <text:p text:style-name="P2"><text:span text:style-name="Strong_20_Emphasis"><text:span text:style-name="T2">Input:</text:span></text:span> rolls = [1,2,3,4], mean = 6, n = 4</text:p>
      <text:p text:style-name="P2"><text:span text:style-name="Strong_20_Emphasis"><text:span text:style-name="T2">Output:</text:span></text:span> []</text:p>
      <text:p text:style-name="P1"><text:span text:style-name="Strong_20_Emphasis"><text:span text:style-name="T2">Explanation:</text:span></text:span> It is impossible for the mean to be 6 no matter what the 4 missing rolls are.</text:p>
      <text:p text:style-name="P3"> </text:p>
      <text:p text:style-name="P3"><text:span text:style-name="Strong_20_Emphasis"><text:span text:style-name="T2">Constraints:</text:span></text:span></text:p>
      <text:list xml:id="list972367644" text:style-name="L1">
        <text:list-item>
          <text:p text:style-name="P7"><text:span text:style-name="Source_20_Text"><text:span text:style-name="T1">m == rolls.length</text:span></text:span></text:p>
        </text:list-item>
        <text:list-item>
          <text:p text:style-name="P7"><text:span text:style-name="Source_20_Text"><text:span text:style-name="T1">1 &lt;= n, m &lt;= 10</text:span></text:span><text:span text:style-name="Source_20_Text"><text:span text:style-name="T2">5</text:span></text:span></text:p>
        </text:list-item>
        <text:list-item>
          <text:p text:style-name="P8"><text:span text:style-name="Source_20_Text"><text:span text:style-name="T1">1 &lt;= rolls[i], mean &lt;= 6</text:span></text:span></text:p>
        </text:list-item>
      </text:list>
      <text:p text:style-name="Standard"/>
      <text:h text:style-name="P5" text:outline-level="1">2028. Find Missing Observations</text:h>
      <text:p text:style-name="Standard"/>
      <text:p text:style-name="Standard">/*</text:p>
      <text:p text:style-name="Standard"><text:s text:c="4"/>Math</text:p>
      <text:p text:style-name="Standard"><text:s text:c="4"/>Time complexity: O(m+n)</text:p>
      <text:p text:style-name="Standard"><text:s text:c="4"/>Space complexity: O(1)</text:p>
      <text:p text:style-name="Standard">*/</text:p>
      <text:p text:style-name="Standard"/>
      <text:p text:style-name="Standard">typedef std::vector&lt;int&gt; vi;</text:p>
      <text:p text:style-name="Standard">class Solution {</text:p>
      <text:p text:style-name="Standard"><text:s text:c="4"/>public:</text:p>
      <text:p text:style-name="Standard"><text:s text:c="8"/>vi missingRolls(vi&amp; rolls,int mean,int n){</text:p>
      <text:p text:style-name="Standard"><text:s text:c="12"/>int m=rolls.size();</text:p>
      <text:p text:style-name="Standard"><text:s text:c="12"/>int rolls_sum=std::accumulate(rolls.begin(),rolls.end(),0);</text:p>
      <text:p text:style-name="Standard"><text:s text:c="12"/>int missing_sum=mean*(m+n)-rolls_sum;</text:p>
      <text:p text:style-name="Standard"/>
      <text:p text:style-name="Standard"><text:s text:c="12"/>if(missing_sum&gt;6*n || missing_sum&lt;n) return {};</text:p>
      <text:p text:style-name="Standard"/>
      <text:p text:style-name="Standard"><text:s text:c="12"/>int cell_val=missing_sum/n;</text:p>
      <text:p text:style-name="Standard"><text:s text:c="12"/>int rem=missing_sum%n;</text:p>
      <text:p text:style-name="Standard"/>
      <text:p text:style-name="Standard"><text:s text:c="11"/><text:span text:style-name="T3"><text:s/>/*</text:span></text:p>
      <text:p text:style-name="P4"><text:s text:c="16"/>ans={cell_val+1}*rem+{cell_val}*(n-rem);</text:p>
      <text:p text:style-name="P4"><text:s text:c="16"/></text:p>
      <text:p text:style-name="P4"><text:s text:c="16"/>vi ans;</text:p>
      <text:p text:style-name="P4"><text:s text:c="16"/>for(int i=1;i&lt;=n-rem;++i) ans.push_back(cell_val);</text:p>
      <text:p text:style-name="P4"><text:s text:c="16"/>for(int i=1;i&lt;=rem;++i) ans.push_back(cell_val+1);</text:p>
      <text:p text:style-name="P4"><text:s text:c="12"/>*/</text:p>
      <text:p text:style-name="Standard"><text:s text:c="12"/>vi ans(n,cell_val);</text:p>
      <text:p text:style-name="Standard"><text:s text:c="12"/>std::fill(ans.begin(),ans.begin()+rem,cell_val+1);</text:p>
      <text:p text:style-name="Standard"/>
      <text:p text:style-name="Standard"><text:s text:c="12"/>return ans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1:55:47.992433363</meta:creation-date>
    <dc:date>2024-09-05T12:22:30.152981251</dc:date>
    <meta:editing-duration>PT3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353" meta:character-count="2205" meta:non-whitespace-character-count="1658"/>
  </office:meta>
</office:document-meta>
</file>